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font-size="14pt" style:font-size-asian="12.25pt" style:font-size-complex="14pt"/>
    </style:style>
    <style:style style:name="P23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sul1" fo:font-size="10pt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style:font-size-asian="40pt" style:font-weight-asian="bold" style:font-size-complex="40pt" style:font-weight-complex="bold"/>
    </style:style>
    <style:style style:name="P32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33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34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35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6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break-before="pag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0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awn</text:p>
      <text:p text:style-name="P20"/>
      <text:p text:style-name="P21">Game Design Document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Interactive Laboratories</text:p>
      <text:p text:style-name="P15"/>
      <text:p text:style-name="P15"/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4">[Version: 0.0.0.0]</text:p>
          </table:table-cell>
          <table:table-cell table:style-name="VersionDate.A1" office:value-type="string">
            <text:p text:style-name="P25">[Date: <text:date style:data-style-name="N110" text:date-value="2012-10-27T22:40:36.99">27|10|2012</text:date>]</text:p>
          </table:table-cell>
        </table:table-row>
      </table:table>
      <text:p text:style-name="P18"><text:soft-page-break/></text:p>
      <text:p text:style-name="P32"/>
      <text:p text:style-name="P14"/>
      <text:p text:style-name="P14"/>
      <text:p text:style-name="P17">Change Log</text:p>
      <text:p text:style-name="P13"><draw:line text:anchor-type="paragraph" draw:z-index="0" draw:style-name="gr1" draw:text-style-name="P40" svg:x1="6.6728in" svg:y1="0.1854in" svg:x2="0.0382in" svg:y2="0.1374in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7">Version</text:p>
          </table:table-cell>
          <table:table-cell table:style-name="ChangeLog.A1" office:value-type="string">
            <text:p text:style-name="P27">Author</text:p>
          </table:table-cell>
          <table:table-cell table:style-name="ChangeLog.C1" office:value-type="string">
            <text:p text:style-name="P27">Changes</text:p>
          </table:table-cell>
        </table:table-row>
        <table:table-row>
          <table:table-cell table:style-name="ChangeLog.A2" office:value-type="string">
            <text:p text:style-name="P26">0.0.0.0</text:p>
          </table:table-cell>
          <table:table-cell table:style-name="ChangeLog.A2" office:value-type="string">
            <text:p text:style-name="P26">Rico</text:p>
          </table:table-cell>
          <table:table-cell table:style-name="ChangeLog.C2" office:value-type="string">
            <text:p text:style-name="P26">First pass of GDD complete</text:p>
          </table:table-cell>
        </table:table-row>
      </table:table>
      <text:p text:style-name="P13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4"/>
      <text:p text:style-name="P22"/>
      <text:p text:style-name="P22"/>
      <text:list xml:id="list101168018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6" draw:style-name="gr1" draw:text-style-name="P40" svg:x1="6.6728in" svg:y1="0.1854in" svg:x2="0.0382in" svg:y2="0.1374in"><text:p/></draw:line></text:p>
      <text:p text:style-name="P11"/>
      <text:p text:style-name="P11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Overview<text:tab/>1</text:p>
          <text:p text:style-name="P30">Tagline<text:tab/>1</text:p>
          <text:p text:style-name="P30">Genre<text:tab/>1</text:p>
          <text:p text:style-name="P30">Platforms<text:tab/>1</text:p>
          <text:p text:style-name="P30">Target Audience<text:tab/>1</text:p>
          <text:p text:style-name="P30">Summary<text:tab/>1</text:p>
          <text:p text:style-name="P30">Major Mechanics<text:tab/>1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33"/>
      <text:p text:style-name="P16"/>
      <text:p text:style-name="P16"/>
      <text:list xml:id="list75322042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7" draw:style-name="gr1" draw:text-style-name="P40" svg:x1="6.6728in" svg:y1="0.1854in" svg:x2="0.0382in" svg:y2="0.1374in"><text:p/></draw:line></text:p>
      <text:p text:style-name="P7"/>
      <text:p text:style-name="P7"/>
      <text:p text:style-name="P10">This document will describe and detail the design aspects of <text:span text:style-name="T1">Dawn</text:span><text:span text:style-name="T2">. <text:s/>Art will be described in terms of concept and artistic direction. <text:s/>Specifics about 3D models and textures are not detailed herein. <text:s/>Programming details other than a high-level overview of the technical requirements will not be detailed herein.</text:span></text:p>
      <text:p text:style-name="P10"><text:span text:style-name="T2"/></text:p>
      <text:p text:style-name="P10"><text:span text:style-name="T2">The primary goal of this document is to act as an evolving hub of information for the coherent vision of the game's direction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2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/>
      <text:p text:style-name="P9"/>
      <text:p text:style-name="P9"/>
      <text:list xml:id="list1955594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toc-mark-start text:id="IMark140220728" text:outline-level="1"/>Overview<text:toc-mark-end text:id="IMark140220728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28" draw:style-name="gr1" draw:text-style-name="P40" svg:x1="6.6728in" svg:y1="0.1854in" svg:x2="0.0382in" svg:y2="0.1374in"><text:p/></draw:line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Game Concept</text:p>
      <text:p text:style-name="Standard"><text:span text:style-name="T4">Dawn is a survival horror game with an emphasis on isolation and being completely helpless. <text:s/>The player must survive until dawn to be rescued from a city overrun with zombies.</text:span></text:p>
      <text:p text:style-name="Standard"><text:span text:style-name="T4"/></text:p>
      <text:p text:style-name="P37">Feature Set</text:p>
      <text:p text:style-name="Standard"/>
      <text:p text:style-name="Standard"><text:toc-mark-start text:id="IMark140210408" text:outline-level="2"/><text:span text:style-name="T3">Tagline</text:span><text:toc-mark-end text:id="IMark140210408"/><text:tab/><text:tab/><text:tab/>Keep going.</text:p>
      <text:p text:style-name="Standard"/>
      <text:p text:style-name="Standard"><text:toc-mark-start text:id="IMark140210408" text:outline-level="2"/><text:span text:style-name="T3">Genre</text:span><text:toc-mark-end text:id="IMark140210408"/><text:tab/><text:tab/><text:tab/>Survival Horror</text:p>
      <text:p text:style-name="Standard"/>
      <text:p text:style-name="Standard"><text:toc-mark-start text:id="IMark140210408" text:outline-level="2"/><text:span text:style-name="T3">Platforms</text:span><text:toc-mark-end text:id="IMark140210408"/><text:tab/><text:tab/>Linux | Pandora | Xbox | Windows</text:p>
      <text:p text:style-name="Standard"/>
      <text:p text:style-name="Standard"><text:toc-mark-start text:id="IMark139706760" text:outline-level="2"/><text:span text:style-name="T3">Target Audience</text:span><text:toc-mark-end text:id="IMark139706760"/><text:span text:style-name="T4"><text:tab/>Anyone</text:span></text:p>
      <text:p text:style-name="Standard"/>
      <text:p text:style-name="Standard"><text:toc-mark-start text:id="IMark140210408" text:outline-level="2"/><text:span text:style-name="T3">Summary</text:span><text:toc-mark-end text:id="IMark140210408"/><text:tab/><text:tab/>A single-player game with the goal to survive in a zombie-infested city until dawn is <text:tab/><text:tab/><text:tab/>reached. <text:s/>The city will be infinite and the resources scarce. <text:s/>To help the player, <text:tab/><text:tab/><text:tab/><text:tab/>apartment buildings will have emergency fire escapes with ladders that have a <text:tab/><text:tab/><text:tab/><text:tab/>chance of breaking which is increased if a zombie latches onto the player while <text:tab/><text:tab/><text:tab/><text:tab/>attempting to use the ladder. <text:s/>If a zombie is clinging onto a player while the player is <text:tab/><text:tab/><text:tab/>on a ladder, then the chance for the ladder to break is increased.</text:p>
      <text:p text:style-name="Standard"/>
      <text:p text:style-name="Standard"><text:tab/><text:tab/><text:tab/>When a player reaches the top of a building via a fire escape, there will be a rooftop-<text:tab/><text:tab/><text:tab/>access stairwell<text:tab/>that will be the player's only means of getting back down to ground <text:tab/><text:tab/><text:tab/>level if all fire escape ladders are broken for a particular building. <text:s/>The rooftop-access</text:p>
      <text:p text:style-name="Standard"><text:tab/><text:tab/><text:tab/>stairwell can only be accessed from the roof and not from the ground level.</text:p>
      <text:p text:style-name="Standard"/>
      <text:p text:style-name="Standard"><text:tab/><text:tab/><text:tab/>Stairwells will have a random amount of zombies which will increase as more of</text:p>
      <text:p text:style-name="Standard"><text:tab/><text:tab/><text:tab/>them flood into the building trying to reach the player. <text:s/>The door to the rooftop-</text:p>
      <text:p text:style-name="Standard"><text:tab/><text:tab/><text:tab/>access can be broken down by zombies if there are enough of them to do so.</text:p>
      <text:p text:style-name="Standard"/>
      <text:p text:style-name="Standard"><text:tab/><text:tab/><text:tab/>Resources spawn randomly in the middle of roads to give the player an equal chance</text:p>
      <text:p text:style-name="Standard"><text:tab/><text:tab/><text:tab/>to reach the resource while being pursued by a hoard of zombies. <text:s/>Zombies will be <text:tab/><text:tab/><text:tab/>spawned fairly, meaning they are spawned in areas once and never again. <text:s/>As the</text:p>
      <text:p text:style-name="Standard"><text:tab/><text:tab/><text:tab/>incentive is to attain a high-score, the player will not want to linger in one area after</text:p>
      <text:p text:style-name="Standard"><text:tab/><text:tab/><text:tab/>clearing it of the undead.</text:p>
      <text:p text:style-name="Standard"/>
      <text:p text:style-name="Standard"><text:toc-mark-start text:id="IMark139706760" text:outline-level="2"/><text:span text:style-name="T3">Major Mechanics</text:span><text:toc-mark-end text:id="IMark139706760"/><text:tab/>Survival Horror<text:tab/><text:tab/>Limited Resources<text:tab/>High-scoring<text:tab/>Time limit</text:p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5" style:family="paragraph">
      <style:paragraph-properties fo:text-align="center"/>
    </style:style>
    <style:style style:name="MP6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8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2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Dawn</text:p>
      </style:header>
      <style:header-left>
        <text:p text:style-name="MP3">ZED</text:p>
      </style:header-left>
      <style:footer>
        <text:p text:style-name="MP4"><draw:line text:anchor-type="paragraph" draw:z-index="5" draw:style-name="Mgr1" draw:text-style-name="MP5" svg:x1="6.6894in" svg:y1="0.1in" svg:x2="0.0138in" svg:y2="0.1in"><text:p/></draw:line></text:p>
        <text:p text:style-name="MP4">GDD-<text:page-number style:num-format="i" text:select-page="current">vii</text:page-number></text:p>
      </style:footer>
      <style:footer-left>
        <text:p text:style-name="MP4"><draw:line text:anchor-type="paragraph" draw:z-index="2" draw:style-name="Mgr1" draw:text-style-name="MP5" svg:x1="6.6894in" svg:y1="0.1in" svg:x2="0.0047in" svg:y2="0.1161in"><text:p/></draw:line></text:p>
        <text:p text:style-name="MP4">EDD-<text:page-number style:num-format="i" text:select-page="current">i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3">ZED</text:p>
      </style:header>
      <style:header-left>
        <text:p text:style-name="MP6"><text:title>Dawn | Game Design Document</text:title></text:p>
        <text:p text:style-name="MP6"><draw:line text:anchor-type="paragraph" draw:z-index="8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" draw:style-name="Mgr1" draw:text-style-name="MP5" svg:x1="6.6894in" svg:y1="0.1in" svg:x2="0.0047in" svg:y2="0.1161in"><text:p/></draw:line></text:p>
        <text:p text:style-name="MP4">EDD-<text:page-number style:num-format="i" text:select-page="current">ii</text:page-number></text:p>
      </style:footer>
      <style:footer-left>
        <text:p text:style-name="MP7"><draw:line text:anchor-type="paragraph" draw:z-index="11" draw:style-name="Mgr3" draw:text-style-name="MP5" svg:x1="0.0063in" svg:y1="0.1in" svg:x2="6.6937in" svg:y2="0.1in"><text:p/></draw:line></text:p>
        <text:p text:style-name="MP7">GDD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8"><text:chapter text:display="name" text:outline-level="1"/></text:p>
        <text:p text:style-name="MP8"><draw:line text:anchor-type="paragraph" draw:z-index="15" draw:style-name="Mgr2" draw:text-style-name="MP5" svg:x1="-0.0028in" svg:y1="0.0437in" svg:x2="6.6618in" svg:y2="0.0319in"><text:p/></draw:line></text:p>
      </style:header>
      <style:header-left>
        <text:p text:style-name="MP6"><text:title>Dawn | Game Design Document</text:title></text:p>
        <text:p text:style-name="MP6"><draw:line text:anchor-type="paragraph" draw:z-index="13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2" draw:style-name="Mgr1" draw:text-style-name="MP5" svg:x1="6.6894in" svg:y1="0.1in" svg:x2="0.0047in" svg:y2="0.1161in"><text:p/></draw:line></text:p>
        <text:p text:style-name="MP4">EDD-<text:page-number style:num-format="i" text:select-page="current">ii</text:page-number></text:p>
      </style:footer>
      <style:footer-left>
        <text:p text:style-name="MP7"><draw:line text:anchor-type="paragraph" draw:z-index="14" draw:style-name="Mgr3" draw:text-style-name="MP5" svg:x1="0.0063in" svg:y1="0.1in" svg:x2="6.6937in" svg:y2="0.1in"><text:p/></draw:line></text:p>
        <text:p text:style-name="MP7">EDD-<text:page-number style:num-format="i" text:select-page="current">i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Dawn</text:p>
      </style:header>
      <style:header-left>
        <text:p text:style-name="MP6"><text:title>Dawn | Game Design Document</text:title></text:p>
        <text:p text:style-name="MP6"><draw:line text:anchor-type="paragraph" draw:z-index="17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6" draw:style-name="Mgr1" draw:text-style-name="MP5" svg:x1="6.6894in" svg:y1="0.1in" svg:x2="0.0047in" svg:y2="0.1161in"><text:p/></draw:line></text:p>
        <text:p text:style-name="MP4">GDD-<text:page-number style:num-format="1" text:select-page="current">1</text:page-number></text:p>
      </style:footer>
      <style:footer-left>
        <text:p text:style-name="MP7"><draw:line text:anchor-type="paragraph" draw:z-index="18" draw:style-name="Mgr3" draw:text-style-name="MP5" svg:x1="0.0063in" svg:y1="0.1in" svg:x2="6.6937in" svg:y2="0.1in"><text:p/></draw:line></text:p>
        <text:p text:style-name="MP7">EDD-<text:page-number style:num-format="i" text:select-page="current">i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8"><text:chapter text:display="name" text:outline-level="10"/></text:p>
        <text:p text:style-name="MP8"><draw:line text:anchor-type="paragraph" draw:z-index="19" draw:style-name="Mgr2" draw:text-style-name="MP5" svg:x1="-0.0028in" svg:y1="0.0437in" svg:x2="6.6618in" svg:y2="0.0319in"><text:p/></draw:line></text:p>
      </style:header>
      <style:header-left>
        <text:p text:style-name="MP6"><text:title>Dawn | Game Design Document</text:title></text:p>
        <text:p text:style-name="MP6"><draw:line text:anchor-type="paragraph" draw:z-index="21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0" draw:style-name="Mgr1" draw:text-style-name="MP5" svg:x1="6.6894in" svg:y1="0.1in" svg:x2="0.0047in" svg:y2="0.1161in"><text:p/></draw:line></text:p>
        <text:p text:style-name="MP4">DOC-<text:page-number style:num-format="1" text:select-page="current">2</text:page-number></text:p>
      </style:footer>
      <style:footer-left>
        <text:p text:style-name="MP7"><draw:line text:anchor-type="paragraph" draw:z-index="22" draw:style-name="Mgr3" draw:text-style-name="MP5" svg:x1="0.0063in" svg:y1="0.1in" svg:x2="6.6937in" svg:y2="0.1in"><text:p/></draw:line></text:p>
        <text:p text:style-name="MP7">EDD-<text:page-number style:num-format="i" text:select-page="current">i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3">ZED</text:p>
      </style:header>
      <style:header-left>
        <text:p text:style-name="MP6"><text:title>Dawn | Game Design Document</text:title></text:p>
        <text:p text:style-name="MP6"><draw:line text:anchor-type="paragraph" draw:z-index="24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3" draw:style-name="Mgr1" draw:text-style-name="MP5" svg:x1="6.6894in" svg:y1="0.1in" svg:x2="0.0047in" svg:y2="0.1161in"><text:p/></draw:line></text:p>
        <text:p text:style-name="MP4">EDD-<text:page-number style:num-format="1" text:select-page="current">2</text:page-number></text:p>
      </style:footer>
      <style:footer-left>
        <text:p text:style-name="MP7"><draw:line text:anchor-type="paragraph" draw:z-index="25" draw:style-name="Mgr3" draw:text-style-name="MP5" svg:x1="0.0063in" svg:y1="0.1in" svg:x2="6.6937in" svg:y2="0.1in"><text:p/></draw:line></text:p>
        <text:p text:style-name="MP7">DOC-<text:page-number style:num-format="1"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6:10:40</meta:creation-date>
    <meta:editing-duration>P2DT6H14M56S</meta:editing-duration>
    <meta:editing-cycles>12</meta:editing-cycles>
    <meta:generator>LibreOffice/3.5$Linux_X86_64 LibreOffice_project/350m1$Build-2</meta:generator>
    <dc:title>Dawn | Game Design Document</dc:title>
    <dc:date>2012-10-27T22:40:37</dc:date>
    <meta:document-statistic meta:table-count="2" meta:image-count="0" meta:object-count="0" meta:page-count="10" meta:paragraph-count="68" meta:word-count="482" meta:character-count="2870" meta:non-whitespace-character-count="2370"/>
    <meta:template xlink:type="simple" xlink:actuate="onRequest" xlink:title="Open Game Developers Documentation [Ver. 3]" xlink:href="../../../../../.config/libreoffice/3/user/template/Open%20Game%20Developers%20Documentation%20%5BVer.%203%5D.ott" meta:date="2012-10-25T16:10:39"/>
  </office:meta>
</office:document-meta>
</file>